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png" manifest:full-path="Pictures/IMG32862bb4289aae60169365ddd6380530"/>
  <manifest:file-entry manifest:media-type="image/svg+xml" manifest:full-path="Pictures/QRC6e146faa82f42eb83ad7219fea74c508"/>
  <manifest:file-entry manifest:media-type="image/png" manifest:full-path="Pictures/IMGa2a8274362ac5267aa35f3c1157cf8ac"/>
  <manifest:file-entry manifest:media-type="image/png" manifest:full-path="Pictures/IMGe3afccc9a0bf1f64eaac1841d8d11f29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3e609b" officeooo:paragraph-rsid="003e60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1</text:p>
      <text:p text:style-name="Standard"/>
      <text:p text:style-name="Standard">Data : </text:p>
      <text:list text:style-name="L1">
        <text:list-item>
          <text:p text:style-name="P1">Value A : &amp;é"(§è!çà</text:p>
        </text:list-item>
        <text:list-item>
          <text:p text:style-name="P1">Value B : -)àç!è§(</text:p>
        </text:list-item>
      </text:list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bar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6e146faa82f42eb83ad7219fea74c508"/></draw:frame>
</text:p>
      <text:p text:style-name="Standard"/>
      <text:p text:style-name="Standard"><draw:frame text:anchor="aschar" svg:width="3.968749995cm" svg:height="3.968749995cm"><draw:image xlink:href="Pictures/IMG32862bb4289aae60169365ddd6380530"/></draw:frame>
</text:p>
      <text:p text:style-name="Standard"/>
      <text:p text:style-name="Standard">14 août 1988</text:p>
      <text:p text:style-name="Standard"/>
      <text:h text:outline-level="1">Hello World!</text:h>
      <text:p><draw:frame text:anchor="aschar" svg:width="13.22916665cm" svg:height="13.22916665cm">
                        <draw:image xlink:href="Pictures/IMGa2a8274362ac5267aa35f3c1157cf8ac" xlink:title="Title"/>
                    </draw:frame></text:p>
      <img src="https://metarisc-bucket.s3.fr-par.scw.cloud/sdis62.png" alt="Placeholder Image" title="Title" style="width: 50px; height: 50px;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Table_20_Contents">foo1</text:p>
          </table:table-cell>
          <table:table-cell table:style-name="Table1.B2" office:value-type="string">
            <text:p text:style-name="Table_20_Contents">bar1</text:p>
          </table:table-cell>
        </table:table-row>
        <table:table-row>
          <table:table-cell table:style-name="Table1.A2" office:value-type="string">
            <text:p text:style-name="Table_20_Contents">foo2</text:p>
          </table:table-cell>
          <table:table-cell table:style-name="Table1.B2" office:value-type="string">
            <text:p text:style-name="Table_20_Contents">bar2</text:p>
          </table:table-cell>
        </table:table-row>
      </table:table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2</text:p>
      <text:p text:style-name="Standard"/>
      <text:p text:style-name="Standard">Data : </text:p>
      <text:list text:style-name="L1">
        <text:list-item>
          <text:p text:style-name="P1">Value A : -)àç!è§(</text:p>
        </text:list-item>
        <text:list-item>
          <text:p text:style-name="P1">Value B : &amp;é"(§è!çà</text:p>
        </text:list-item>
      </text:list>
      <text:p text:style-name="Standard"/>
      <text:p text:style-name="Standard"/>
      <text:p text:style-name="Standard"/>
      <text:p text:style-name="Standard">baz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54afc0222019b705a07b7addcad202da"/></draw:frame>
</text:p>
      <text:p text:style-name="Standard"/>
      <text:p text:style-name="Standard"><draw:frame text:anchor="aschar" svg:width="7.93749999cm" svg:height="7.93749999cm"><draw:image xlink:href="Pictures/IMGe3afccc9a0bf1f64eaac1841d8d11f29"/></draw:frame>
</text:p>
      <text:p text:style-name="Standard"/>
      <text:p text:style-name="Standard"> 1 janvier 2020</text:p>
      <text:p text:style-name="Standard"/>
      <text:h text:outline-level="4">CLASSEMENT</text:h>
      <text:p>L'établissement est classé en type R de 3ème catégorie.
Avec une activité de Jardins d'enfant
L'effectif total est de 70 personnes: 50 au titre du public et 20 au titre du personnel.</text:p>
      <text:h text:outline-level="4">IMPLANTATION</text:h>
      <text:list>
        <text:list-item>
          <text:p>Le bâtiment se compose de 2 niveaux en superstructure</text:p>
        </text:list-item>
        <text:list-item>
          <text:p>Le bâtiment est de plain-pied.</text:p>
        </text:list-item>
        <text:list-item>
          <text:p>Le plancher bas du dernier niveau accessible au public est =&gt;8m.
Il est desservi par <text:span text:style-name="T1">1</text:span> voie(s) engin.</text:p>
        </text:list-item>
      </text:list>
      <text:h text:outline-level="4">CONSTRUCTION</text:h>
      <text:p>La stabilité au feu de la structure de l'établissement est de degré 2h.
La stabilité au feu des planchers de l'établissement est de degré 3h.</text:p>
      <text:h text:outline-level="4">VENTILATION / DESENFUMAGE</text:h>
      <text:p>L'établissement est désenfumé mécaniquement.
L'établissement est désenfumé naturellement.</text:p>
      <text:h text:outline-level="4">ELECTRICITE / ECLAIRAGE</text:h>
      <text:p>Présence de batteries accumulateurs et matériels associés, ayant pour fonction:</text:p>
      <text:list>
        <text:list-item>
          <text:p>Présence de parafoudre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11T10:21:48.571280000</dc:date>
    <meta:editing-duration>PT12H20S</meta:editing-duration>
    <meta:editing-cycles>50</meta:editing-cycles>
    <meta:generator>LibreOffice/25.2.3.2$MacOSX_AARCH64 LibreOffice_project/bbb074479178df812d175f709636b368952c2ce3</meta:generator>
    <meta:document-statistic meta:table-count="1" meta:image-count="0" meta:object-count="0" meta:page-count="1" meta:paragraph-count="22" meta:word-count="39" meta:character-count="315" meta:non-whitespace-character-count="299"/>
  </office:meta>
</office:document-meta>
</file>